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470" officeooo:paragraph-rsid="001cf470"/>
    </style:style>
    <style:style style:name="P2" style:family="paragraph" style:parent-style-name="Standard">
      <style:paragraph-properties fo:text-align="start" style:justify-single-word="false"/>
      <style:text-properties officeooo:rsid="001cf470" officeooo:paragraph-rsid="001cf470"/>
    </style:style>
    <style:style style:name="P3" style:family="paragraph" style:parent-style-name="Standard">
      <style:paragraph-properties fo:text-align="center" style:justify-single-word="false"/>
      <style:text-properties fo:font-size="14pt" officeooo:rsid="001cf470" officeooo:paragraph-rsid="001cf470" style:font-size-asian="14pt" style:font-size-complex="14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З на написание 3D моделирования химической формулы.</text:p>
      <text:p text:style-name="P1"/>
      <text:p text:style-name="P2">И так!<text:line-break/>С калькулятором у нас все просто супер!!!<text:line-break/>Реализовали обратную польскую нотацию с обработкой вложенных скобок (3-ий таб в нашем калькуляторе).<text:line-break/><text:line-break/>Переходим дальше.</text:p>
      <text:p text:style-name="P2"><text:line-break/>Нам нужно реализовать создание 3D модели химической формулы, переведя ее в массив с координатами атомов и дополнительной информацией, необходимой библиотеке molecule-3d-for-react (<text:a xlink:type="simple" xlink:href="https://www.npmjs.com/package/molecule-3d-for-react" text:style-name="Internet_20_link" text:visited-style-name="Visited_20_Internet_20_Link">https://www.npmjs.com/package/molecule-3d-for-react</text:a>).</text:p>
      <text:p text:style-name="P2"><text:line-break/>Пользователь вводит стандартную химическую запись вида H2O.</text:p>
      <text:p text:style-name="P2">Она проходит через первый этап машинного анализа, где мы получим массив с координатами (самая сложная часть) - возможно использование сторонних библиотек. Получив координаты атомов в пространстве, мы можем выводим их на экран в виде модели с помощью вышеупомянутой библиотеки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00:01:46.783753513</meta:creation-date>
    <dc:date>2017-07-17T00:09:29.054801122</dc:date>
    <meta:editing-duration>PT7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99" meta:character-count="790" meta:non-whitespace-character-count="693"/>
  </office:meta>
</office:document-meta>
</file>